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4.288cm"/>
        </style:tab-stops>
      </style:paragraph-properties>
      <style:text-properties officeooo:paragraph-rsid="00090355"/>
    </style:style>
    <style:style style:name="T1" style:family="text">
      <style:text-properties officeooo:rsid="000903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aaaaa <text:s text:c="33"/><text:tab/>aaaaa <text:s text:c="33"/><text:tab/>aaaaa <text:s text:c="33"/><text:tab/>aaaaa <text:s text:c="33"/><text:tab/>aaaaa <text:s text:c="33"/>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1T11:21:27.525000000</meta:creation-date>
    <dc:date>2022-06-01T11:25:49.902000000</dc:date>
    <meta:editing-duration>PT4M22S</meta:editing-duration>
    <meta:editing-cycles>1</meta:editing-cycles>
    <meta:document-statistic meta:table-count="0" meta:image-count="0" meta:object-count="0" meta:page-count="1" meta:paragraph-count="1" meta:word-count="6" meta:character-count="201" meta:non-whitespace-character-count="26"/>
    <meta:generator>LibreOfficeDev/7.4.0.0.alpha1$Windows_X86_64 LibreOffice_project/33f37e86d5727e83e07e762a7b1e35fb38bda034</meta:generator>
  </office:meta>
</office:document-meta>
</file>